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fo:language="ru" fo:country="RU" officeooo:rsid="00170103" officeooo:paragraph-rsid="00170103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rsid="00170103" officeooo:paragraph-rsid="00170103"/>
    </style:style>
    <style:style style:name="P5" style:family="paragraph" style:parent-style-name="Первая_20_строка_20_с_20_отступом_20__28_нумерованный_29_">
      <style:text-properties officeooo:rsid="00199c2d" officeooo:paragraph-rsid="00199c2d"/>
    </style:style>
    <style:style style:name="P6" style:family="paragraph" style:parent-style-name="Первая_20_строка_20_с_20_отступом_20__28_нумерованный_29_">
      <style:text-properties officeooo:rsid="00170103" officeooo:paragraph-rsid="00170103"/>
    </style:style>
    <style:style style:name="P7" style:family="paragraph" style:parent-style-name="Первая_20_строка_20_с_20_отступом_20__28_нумерованный_29_">
      <style:text-properties fo:language="ru" fo:country="RU" officeooo:rsid="00170103" officeooo:paragraph-rsid="00170103"/>
    </style:style>
    <style:style style:name="P8" style:family="paragraph" style:parent-style-name="Heading_20_2">
      <style:text-properties officeooo:rsid="00170567" officeooo:paragraph-rsid="00170567"/>
    </style:style>
    <style:style style:name="P9" style:family="paragraph" style:parent-style-name="Первая_20_строка_20_с_20_отступом_20__28_нумерованный_29_">
      <style:text-properties officeooo:rsid="00170567" officeooo:paragraph-rsid="00170567"/>
    </style:style>
    <style:style style:name="P10" style:family="paragraph" style:parent-style-name="Первая_20_строка_20_с_20_отступом_20__28_нумерованный_29_">
      <style:text-properties fo:language="ru" fo:country="RU" officeooo:rsid="00170567" officeooo:paragraph-rsid="00170567"/>
    </style:style>
    <style:style style:name="P11" style:family="paragraph" style:parent-style-name="Первая_20_строка_20_с_20_отступом_20__28_нумерованный_29_">
      <style:text-properties fo:language="ru" fo:country="RU" officeooo:rsid="0018c3b1" officeooo:paragraph-rsid="0018c3b1"/>
    </style:style>
    <style:style style:name="T1" style:family="text">
      <style:text-properties officeooo:rsid="001a07e2"/>
    </style:style>
    <style:style style:name="T2" style:family="text">
      <style:text-properties fo:language="en" fo:country="US" officeooo:rsid="00170103"/>
    </style:style>
    <style:style style:name="T3" style:family="text">
      <style:text-properties fo:language="ru" fo:country="RU" officeooo:rsid="001a07e2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170567"/>
    </style:style>
    <style:style style:name="T7" style:family="text">
      <style:text-properties officeooo:rsid="0018c3b1"/>
    </style:style>
    <style:style style:name="T8" style:family="text">
      <style:text-properties fo:language="ru" fo:country="RU" officeooo:rsid="0018c3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<text:span text:style-name="T1">ые</text:span> работ<text:span text:style-name="T1">ы</text:span> № <text:span text:style-name="T2">2 </text:span><text:span text:style-name="T3">и 3</text:span></text:p>
      <text:h text:style-name="P2" text:outline-level="1">Изучение операций языка <text:span text:style-name="T4">Python.<text:line-break/></text:span>Программирование линейных и разветвляющихся алгоритмов. Операторы цикла</text:h>
      <text:h text:style-name="P3" text:outline-level="2">Цель работы</text:h>
      <text:p text:style-name="P4">Цель работы состоит в овладении навыками разработки программ на языке <text:span text:style-name="T4">Python, </text:span><text:span text:style-name="T5">имеющих линейную структуру, программ, реализующих разветвляющиеся алгоритмы, т. е. использующих условный оператор, а также программ, реализующих циклические алгоритмы, т. е. использующих различные разновидности операторов цикла.</text:span></text:p>
      <text:h text:style-name="Heading_20_2" text:outline-level="2">Постановка задачи</text:h>
      <text:list xml:id="list3686665768" text:style-name="Numbering_20_123">
        <text:list-item>
          <text:p text:style-name="P5">Внимательно прочитать и уяснить условие задачи, которую предстоит решить.</text:p>
        </text:list-item>
        <text:list-item>
          <text:p text:style-name="P6">Изучить учебный материал, посвященный <text:span text:style-name="T6">переменным, а также условным операторам и</text:span> операторам цикла языка <text:span text:style-name="T4">Python.</text:span></text:p>
        </text:list-item>
        <text:list-item>
          <text:p text:style-name="P7">Разработать программу на языке <text:span text:style-name="T4">Python </text:span>для решения заданного варианта.</text:p>
        </text:list-item>
        <text:list-item>
          <text:p text:style-name="P7">Отладить программу. При необходимости выполнить решение контрольного примера небольшой размерности с помощью программы и ручной расчет контрольного примера.</text:p>
        </text:list-item>
        <text:list-item>
          <text:p text:style-name="P7">Оформить отчет.</text:p>
        </text:list-item>
      </text:list>
      <text:h text:style-name="P8" text:outline-level="2">Содержание работы</text:h>
      <text:list text:continue-numbering="true" text:style-name="Numbering_20_123">
        <text:list-item text:start-value="1">
          <text:p text:style-name="P9"><text:span text:style-name="T7">О</text:span>ператор<text:span text:style-name="T7">ы</text:span> языка <text:span text:style-name="T4">Python, </text:span><text:span text:style-name="T8">п</text:span><text:span text:style-name="T5">рограммирование линейных и разветвляющихся алгоритмов.</text:span></text:p>
          <text:list>
            <text:list-item>
              <text:p text:style-name="P10">Понятие переменной и типа данных</text:p>
              <text:list>
                <text:list-item>
                  <text:p text:style-name="P10">Стандартные типы языка <text:span text:style-name="T4">Python</text:span></text:p>
                </text:list-item>
                <text:list-item>
                  <text:p text:style-name="P10">Объявление переменных <text:span text:style-name="T7">и преобразование типов переменных</text:span> в языке <text:span text:style-name="T4">Python, </text:span>константы</text:p>
                </text:list-item>
                <text:list-item>
                  <text:p text:style-name="P10">Подключение дополнительных модулей в языке <text:span text:style-name="T4">Python</text:span></text:p>
                </text:list-item>
                <text:list-item>
                  <text:p text:style-name="P10"><text:soft-page-break/>Условные операторы в языке <text:span text:style-name="T4">Python</text:span></text:p>
                </text:list-item>
                <text:list-item>
                  <text:p text:style-name="P11">Некоторые функции ввода-вывода языка <text:span text:style-name="T4">Python</text:span></text:p>
                  <text:list>
                    <text:list-item>
                      <text:p text:style-name="P11">Функция для ввода данных <text:span text:style-name="T4">input()</text:span></text:p>
                    </text:list-item>
                    <text:list-item>
                      <text:p text:style-name="P11">Функция для вывода данных <text:span text:style-name="T4">print(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Организация циклов в языке <text:span text:style-name="T4">Pyth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53M54S</meta:editing-duration>
    <meta:editing-cycles>6</meta:editing-cycles>
    <meta:generator>LibreOffice/25.2.5.2$Windows_X86_64 LibreOffice_project/03d19516eb2e1dd5d4ccd751a0d6f35f35e08022</meta:generator>
    <dc:title>my_default</dc:title>
    <dc:date>2025-09-13T04:53:00.729703800</dc:date>
    <meta:document-statistic meta:table-count="0" meta:image-count="0" meta:object-count="0" meta:page-count="2" meta:paragraph-count="22" meta:word-count="185" meta:character-count="1413" meta:non-whitespace-character-count="1265"/>
    <meta:template xlink:type="simple" xlink:actuate="onRequest" xlink:title="my_default" xlink:href="../../../AppData/Roaming/LibreOffice/4/user/template/my_default.ott" meta:date="2025-09-06T06:01:25.350303800"/>
  </office:meta>
</office:document-meta>
</file>